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551cm" style:rel-column-width="32996*"/>
    </style:style>
    <style:style style:name="Table1.B" style:family="table-column">
      <style:table-column-properties style:column-width="9.419cm" style:rel-column-width="32539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1-21T14:25:17.14</dc:date>
    <meta:editing-duration>PT22H57M14S</meta:editing-duration>
    <meta:editing-cycles>6</meta:editing-cycles>
    <meta:generator>OpenOffice/4.1.1$Win32 OpenOffice.org_project/411m6$Build-9775</meta:generator>
    <meta:document-statistic meta:table-count="1" meta:image-count="0" meta:object-count="0" meta:page-count="2" meta:paragraph-count="65" meta:word-count="68" meta:character-count="1751"/>
  </office:meta>
</office:document-meta>
</file>